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3.3056in" fo:margin-left="-0.0556in" table:align="left" style:writing-mode="lr-tb"/>
    </style:style>
    <style:style style:name="Table1.A" style:family="table-column">
      <style:table-column-properties style:column-width="3.3056in"/>
    </style:style>
    <style:style style:name="Table1.1" style:family="table-row">
      <style:table-row-properties style:min-row-height="0.5in" style:keep-together="false" fo:keep-together="always"/>
    </style:style>
    <style:style style:name="Table1.A1" style:family="table-cell">
      <style:table-cell-properties fo:padding-left="0.0556in" fo:padding-right="0.0556in" fo:padding-top="0in" fo:padding-bottom="0in" fo:border-left="none" fo:border-right="0.0104in solid #00000a" fo:border-top="0.0104in solid #00000a" fo:border-bottom="0.0104in solid #00000a"/>
    </style:style>
    <style:style style:name="Table1.A2" style:family="table-cell">
      <style:table-cell-properties fo:padding-left="0.0556in" fo:padding-right="0.0556in" fo:padding-top="0in" fo:padding-bottom="0in" fo:border-left="none" fo:border-right="0.0104in solid #00000a" fo:border-top="0.0104in solid #00000a" fo:border-bottom="none"/>
    </style:style>
    <style:style style:name="P1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Footer">
      <style:paragraph-properties fo:text-align="center" style:justify-single-word="false" fo:padding="0in" fo:border="none"/>
    </style:style>
    <style:style style:name="P4" style:family="paragraph" style:parent-style-name="Footer" style:master-page-name="Converted1">
      <style:paragraph-properties style:page-number="auto"/>
    </style:style>
    <style:style style:name="P5" style:family="paragraph" style:parent-style-name="Footer" style:master-page-name="Converted4">
      <style:paragraph-properties style:page-number="auto"/>
    </style:style>
    <style:style style:name="P6" style:family="paragraph" style:parent-style-name="Footer" style:master-page-name="Converted8">
      <style:paragraph-properties style:page-number="auto"/>
    </style:style>
    <style:style style:name="P7" style:family="paragraph" style:parent-style-name="text" style:master-page-name="Converted7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fm1">
      <style:paragraph-properties fo:break-before="page"/>
    </style:style>
    <style:style style:name="P10" style:family="paragraph" style:parent-style-name="heading_20_fm1">
      <style:paragraph-properties style:line-height-at-least="0.25in" fo:break-before="page"/>
    </style:style>
    <style:style style:name="P11" style:family="paragraph" style:parent-style-name="heading_20_fm1">
      <style:paragraph-properties style:line-height-at-least="0.25in"/>
    </style:style>
    <style:style style:name="P12" style:family="paragraph" style:parent-style-name="heading_20_fm1">
      <style:text-properties fo:text-transform="uppercase"/>
    </style:style>
    <style:style style:name="P13" style:family="paragraph" style:parent-style-name="heading_20_fm1">
      <style:paragraph-properties fo:margin-left="2.25in" fo:margin-right="0in" fo:text-align="start" style:justify-single-word="false" fo:text-indent="0in" style:auto-text-indent="false"/>
    </style:style>
    <style:style style:name="P14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5" style:family="paragraph" style:parent-style-name="text_20_centered">
      <style:paragraph-properties fo:text-align="justify" style:justify-single-word="false"/>
    </style:style>
    <style:style style:name="P16" style:family="paragraph" style:parent-style-name="text_20_centered" style:master-page-name="Standard">
      <style:paragraph-properties style:page-number="auto"/>
    </style:style>
    <style:style style:name="P17" style:family="paragraph" style:parent-style-name="heading_20_fm2">
      <style:paragraph-properties fo:break-before="page"/>
    </style:style>
    <style:style style:name="P18" style:family="paragraph" style:parent-style-name="heading_20_fm2" style:master-page-name="Converted3">
      <style:paragraph-properties style:page-number="auto"/>
    </style:style>
    <style:style style:name="P19" style:family="paragraph" style:parent-style-name="Standard">
      <style:paragraph-properties>
        <style:tab-stops>
          <style:tab-stop style:position="2.75in"/>
        </style:tab-stops>
      </style:paragraph-properties>
    </style:style>
    <style:style style:name="T1" style:family="text">
      <style:text-properties fo:font-size="12pt" style:font-size-asian="12pt"/>
    </style:style>
    <style:style style:name="T2" style:family="text">
      <style:text-properties fo:text-transform="uppercase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alibri" fo:font-size="11pt" style:font-size-asian="11pt" style:font-size-complex="11pt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center" style:horizontal-rel="page-content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ext_20_centered"/>
      <text:p text:style-name="text_20_centered"/>
      <text:p text:style-name="text_20_centered"/>
      <text:p text:style-name="text_20_centered"/>
      <text:p text:style-name="text_20_centered"/>
      <text:p text:style-name="text_20_centered"/>
      <text:p text:style-name="text_20_centered"/>
      <text:p text:style-name="text_20_centered"/>
      <text:p text:style-name="text_20_centered">Copyright</text:p>
      <text:p text:style-name="text_20_centered">by</text:p>
      <text:p text:style-name="text_20_centered">&lt;Student's official name&gt;</text:p>
      <text:p text:style-name="text_20_centered">&lt;year&gt;</text:p>
      <text:p text:style-name="text_20_centered"/>
      <text:p text:style-name="hidden_20_text">HIDDEN TEXT: Optional—If you do not include a copyright page, delete entire page and the following page break.</text:p>
      <text:p text:style-name="text_20_centered"/>
      <text:h text:style-name="P10" text:outline-level="1" text:is-list-header="true"><text:span text:style-name="T1">The Thesis (or Report) Committee for (Insert Your Official UT Name)</text:span></text:h>
      <text:h text:style-name="P11" text:outline-level="1" text:is-list-header="true"><text:span text:style-name="T1">Certifies that this is the approved version of the following thesis (or report):</text:span></text:h>
      <text:h text:style-name="heading_20_fm1" text:outline-level="1" text:is-list-header="true"/>
      <text:h text:style-name="heading_20_fm1" text:outline-level="1" text:is-list-header="true"/>
      <text:h text:style-name="heading_20_fm1" text:outline-level="1" text:is-list-header="true">&lt;Title of thesis or report,<text:line-break/>double-spaced, and centered&gt;</text:h>
      <text:h text:style-name="heading_20_fm1" text:outline-level="1" text:is-list-header="true"/>
      <text:h text:style-name="P12" text:outline-level="1" text:is-list-header="true"/>
      <text:h text:style-name="P12" text:outline-level="1" text:is-list-header="true"/>
      <text:h text:style-name="P12" text:outline-level="1" text:is-list-header="true"/>
      <text:h text:style-name="P12" text:outline-level="1" text:is-list-header="true"/>
      <text:h text:style-name="P12" text:outline-level="1" text:is-list-header="true"/>
      <text:p text:style-name="text_20_centered"/>
      <text:p text:style-name="text_20_centered"/>
      <text:h text:style-name="P13" text:outline-level="1" text:is-list-header="true"><text:span text:style-name="T2">APPROVED BY</text:span></text:h>
      <text:h text:style-name="P13" text:outline-level="1" text:is-list-header="true"><text:span text:style-name="T2">SUPERVISING COMMITTEE:</text:span></text:h>
      <text:p text:style-name="text_20_centered"/>
      <text:p text:style-name="text_20_centered"/>
      <text:p text:style-name="text_20_centere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(Name typed under line, omitting Ph.D. or Dr.)</text:p>
          </table:table-cell>
        </table:table-row>
        <table:table-row table:style-name="Table1.1">
          <table:table-cell table:style-name="Table1.A2" office:value-type="string">
            <text:p text:style-name="text_20_single_20_spaced">(Name typed under line, omitting Ph.D. or Dr.)</text:p>
          </table:table-cell>
        </table:table-row>
      </table:table>
      <text:h text:style-name="heading_20_fm2" text:outline-level="2" text:is-list-header="true"><text:soft-page-break/></text:h>
      <text:h text:style-name="heading_20_fm1" text:outline-level="1" text:is-list-header="true"/>
      <text:h text:style-name="P9" text:outline-level="1" text:is-list-header="true">&lt;Title of thesis or report, double-spaced,<text:line-break/>and centered&gt;</text:h>
      <text:p text:style-name="text_20_centered"/>
      <text:p text:style-name="text_20_centered"/>
      <text:h text:style-name="heading_20_fm2" text:outline-level="2" text:is-list-header="true">by</text:h>
      <text:h text:style-name="heading_20_fm1" text:outline-level="1" text:is-list-header="true">&lt;Student's official name, previous degree(s) abbr.&gt;</text:h>
      <text:p text:style-name="hidden_20_text">Hidden text: identical to name in UT transcript. Abbreviate previous degrees earned.</text:p>
      <text:p text:style-name="text_20_centered"/>
      <text:p text:style-name="text_20_centered"/>
      <text:h text:style-name="heading_20_fm1" text:outline-level="1" text:is-list-header="true">&lt;Thesis or Report&gt;</text:h>
      <text:p text:style-name="text_20_centered">Presented to the Faculty of the Graduate School of </text:p>
      <text:p text:style-name="text_20_centered">The University of Texas at Austin</text:p>
      <text:p text:style-name="text_20_centered">in Partial Fulfillment </text:p>
      <text:p text:style-name="text_20_centered">of the Requirements</text:p>
      <text:p text:style-name="text_20_centered">for the Degree of </text:p>
      <text:p text:style-name="text_20_centered"/>
      <text:h text:style-name="heading_20_fm1" text:outline-level="1" text:is-list-header="true">&lt;Name of degree as in graduate catalog, do not abbreviate&gt;</text:h>
      <text:p text:style-name="text_20_centered"/>
      <text:p text:style-name="text_20_centered"/>
      <text:h text:style-name="heading_20_fm1" text:outline-level="1" text:is-list-header="true">The University of Texas at Austin</text:h>
      <text:h text:style-name="heading_20_fm1" text:outline-level="1" text:is-list-header="true">&lt;Month year&gt;</text:h>
      <text:h text:style-name="P17" text:outline-level="2" text:is-list-header="true"><text:s/>Dedication</text:h>
      <text:p text:style-name="text_20_centered"/>
      <text:p text:style-name="P15">&lt;Optional: If you do not include a Dedication, delete the entire page. <text:span text:style-name="T3">Do not delete the section break below. </text:span>It is needed to initiate the printing of page numbers from the Acknowledgements page on.&gt;</text:p>
      <text:p text:style-name="P15"/>
      <text:p text:style-name="text_20_centered"/>
      <text:p text:style-name="Standard"/>
      <text:h text:style-name="P18" text:outline-level="2" text:is-list-header="true">Acknowledgements</text:h>
      <text:p text:style-name="text_20_centered"/>
      <text:p text:style-name="text">&lt;Optional: <text:s/>if Acknowledgements page is not used, delete the entire page, including the following page break. <text:span text:style-name="T3">Do not delete the section break above. <text:s/></text:span>It is needed to initiate the printing of page numbers from this page on.&gt;</text:p>
      <text:p text:style-name="text_20_centered"/>
      <text:p text:style-name="text_20_centered"/>
      <text:p text:style-name="text_20_centered"/>
      <text:h text:style-name="P17" text:outline-level="2" text:is-list-header="true">Abstract</text:h>
      <text:p text:style-name="text_20_centered"/>
      <text:h text:style-name="heading_20_fm1" text:outline-level="1" text:is-list-header="true">&lt;Title of thesis or report, double-spaced,<text:line-break/>and centered&gt;</text:h>
      <text:p text:style-name="text_20_centered"/>
      <text:p text:style-name="text_20_centered">&lt;Student's full official name, degree sought (abbreviated)&gt;</text:p>
      <text:p text:style-name="text_20_centered">The University of Texas at Austin, &lt;year&gt;</text:p>
      <text:p text:style-name="text_20_centered"/>
      <text:p text:style-name="text_20_centered">Supervisor: <text:s/>&lt;Professor's name without titles or degrees&gt;</text:p>
      <text:p text:style-name="text_20_centered"/>
      <text:p text:style-name="hidden_20_text">Hidden text: The abstract may be included at the discretion of the supervisor.</text:p>
      <text:p text:style-name="text">&lt;Abstract: May not exceed 350 words. It should be a concise statement of the nature and content of the thesis or report.&gt;</text:p>
      <text:h text:style-name="P17" text:outline-level="2" text:is-list-header="true">Table of Contents</text:h>
      <text:p text:style-name="hidden_20_text">HIDDENT TEXT: If you choose to place the chapter number (“Chapter 1”) and the chapter title (“Introduction”) on different lines, the automatically generated table of contents will reflect that format. <text:s/>After creating a new table of contents, set them on the same line by deleting the page number and paragraph marker at the end of each chapter number line.</text:p>
      <text:table-of-content text:style-name="Sect1" text:protected="true" text:name="Table of Contents1">
        <text:table-of-content-source text:outline-level="6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"><text:soft-page-break/>The Thesis (or Report) Committee for (Insert Your Official UT Name)<text:tab/>2</text:p>
          <text:p text:style-name="P1">Certifies that this is the approved version of the following thesis (or report):<text:tab/>2</text:p>
          <text:p text:style-name="P1">&lt;Title of thesis or report,<text:line-break/>double-spaced, and centered&gt;<text:tab/>2</text:p>
          <text:p text:style-name="P1">APPROVED BY<text:tab/>2</text:p>
          <text:p text:style-name="P1">SUPERVISING COMMITTEE:<text:tab/>2</text:p>
          <text:p text:style-name="P1">&lt;Title of thesis or report, double-spaced,<text:line-break/>and centered&gt;<text:tab/>3</text:p>
          <text:p text:style-name="P14">by<text:tab/>3</text:p>
          <text:p text:style-name="P1">&lt;Student's official name, previous degree(s) abbr.&gt;<text:tab/>3</text:p>
          <text:p text:style-name="P1">&lt;Thesis or Report&gt;<text:tab/>3</text:p>
          <text:p text:style-name="P1">&lt;Name of degree as in graduate catalog, do not abbreviate&gt;<text:tab/>3</text:p>
          <text:p text:style-name="P1">The University of Texas at Austin<text:tab/>3</text:p>
          <text:p text:style-name="P1">&lt;Month year&gt;<text:tab/>3</text:p>
          <text:p text:style-name="P14"><text:s/>Dedication<text:tab/>4</text:p>
          <text:p text:style-name="P14">Acknowledgements<text:tab/>5</text:p>
          <text:p text:style-name="P14">Abstract<text:tab/>6</text:p>
          <text:p text:style-name="P1">&lt;Title of thesis or report, double-spaced,<text:line-break/>and centered&gt;<text:tab/>6</text:p>
          <text:p text:style-name="P14">Table of Contents<text:tab/>7</text:p>
          <text:p text:style-name="P14">List of Tables<text:tab/>8</text:p>
          <text:p text:style-name="P14">List of Figures<text:tab/>9</text:p>
          <text:p text:style-name="P14">List of Illustrations<text:tab/>10</text:p>
        </text:index-body>
      </text:table-of-content>
      <text:h text:style-name="P8" text:outline-level="2"><text:span text:style-name="T4">List of Tables</text:span></text:h>
      <text:table-of-content text:style-name="Sect1" text:protected="true" text:name="Table of Contents2">
        <text:table-of-content-source text:outline-level="7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">The Thesis (or Report) Committee for (Insert Your Official UT Name)<text:tab/>2</text:p>
          <text:p text:style-name="P1">Certifies that this is the approved version of the following thesis (or report):<text:tab/>2</text:p>
          <text:p text:style-name="P1">&lt;Title of thesis or report,<text:line-break/>double-spaced, and centered&gt;<text:tab/>2</text:p>
          <text:p text:style-name="P1">APPROVED BY<text:tab/>2</text:p>
          <text:p text:style-name="P1">SUPERVISING COMMITTEE:<text:tab/>2</text:p>
          <text:p text:style-name="P1">&lt;Title of thesis or report, double-spaced,<text:line-break/>and centered&gt;<text:tab/>3</text:p>
          <text:p text:style-name="P14">by<text:tab/>3</text:p>
          <text:p text:style-name="P1">&lt;Student's official name, previous degree(s) abbr.&gt;<text:tab/>3</text:p>
          <text:p text:style-name="P1">&lt;Thesis or Report&gt;<text:tab/>3</text:p>
          <text:p text:style-name="P1">&lt;Name of degree as in graduate catalog, do not abbreviate&gt;<text:tab/>3</text:p>
          <text:p text:style-name="P1">The University of Texas at Austin<text:tab/>3</text:p>
          <text:p text:style-name="P1">&lt;Month year&gt;<text:tab/>3</text:p>
          <text:p text:style-name="P14"><text:s/>Dedication<text:tab/>4</text:p>
          <text:p text:style-name="P14">Acknowledgements<text:tab/>5</text:p>
          <text:p text:style-name="P14">Abstract<text:tab/>6</text:p>
          <text:p text:style-name="P1">&lt;Title of thesis or report, double-spaced,<text:line-break/>and centered&gt;<text:tab/>6</text:p>
          <text:p text:style-name="P14">Table of Contents<text:tab/>7</text:p>
          <text:p text:style-name="P14">List of Tables<text:tab/>8</text:p>
          <text:p text:style-name="P14">List of Figures<text:tab/>9</text:p>
          <text:p text:style-name="P14"><text:soft-page-break/>List of Illustrations<text:tab/>10</text:p>
        </text:index-body>
      </text:table-of-content>
      <text:h text:style-name="P8" text:outline-level="2"><text:span text:style-name="T4">List of Figures</text:span></text:h>
      <text:table-of-content text:style-name="Sect1" text:protected="true" text:name="Table of Contents3">
        <text:table-of-content-source text:outline-level="8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">The Thesis (or Report) Committee for (Insert Your Official UT Name)<text:tab/>2</text:p>
          <text:p text:style-name="P1">Certifies that this is the approved version of the following thesis (or report):<text:tab/>2</text:p>
          <text:p text:style-name="P1">&lt;Title of thesis or report,<text:line-break/>double-spaced, and centered&gt;<text:tab/>2</text:p>
          <text:p text:style-name="P1">APPROVED BY<text:tab/>2</text:p>
          <text:p text:style-name="P1">SUPERVISING COMMITTEE:<text:tab/>2</text:p>
          <text:p text:style-name="P1">&lt;Title of thesis or report, double-spaced,<text:line-break/>and centered&gt;<text:tab/>3</text:p>
          <text:p text:style-name="P14">by<text:tab/>3</text:p>
          <text:p text:style-name="P1">&lt;Student's official name, previous degree(s) abbr.&gt;<text:tab/>3</text:p>
          <text:p text:style-name="P1">&lt;Thesis or Report&gt;<text:tab/>3</text:p>
          <text:p text:style-name="P1">&lt;Name of degree as in graduate catalog, do not abbreviate&gt;<text:tab/>3</text:p>
          <text:p text:style-name="P1">The University of Texas at Austin<text:tab/>3</text:p>
          <text:p text:style-name="P1">&lt;Month year&gt;<text:tab/>3</text:p>
          <text:p text:style-name="P14"><text:s/>Dedication<text:tab/>4</text:p>
          <text:p text:style-name="P14">Acknowledgements<text:tab/>5</text:p>
          <text:p text:style-name="P14">Abstract<text:tab/>6</text:p>
          <text:p text:style-name="P1">&lt;Title of thesis or report, double-spaced,<text:line-break/>and centered&gt;<text:tab/>6</text:p>
          <text:p text:style-name="P14">Table of Contents<text:tab/>7</text:p>
          <text:p text:style-name="P14">List of Tables<text:tab/>8</text:p>
          <text:p text:style-name="P14">List of Figures<text:tab/>9</text:p>
          <text:p text:style-name="P14"><text:soft-page-break/>List of Illustrations<text:tab/>10</text:p>
        </text:index-body>
      </text:table-of-content>
      <text:h text:style-name="P8" text:outline-level="2"><text:span text:style-name="T4">List of Illustrations</text:span></text:h>
      <text:table-of-content text:style-name="Sect1" text:protected="true" text:name="Table of Contents4">
        <text:table-of-content-source text:outline-level="9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">The Thesis (or Report) Committee for (Insert Your Official UT Name)<text:tab/>2</text:p>
          <text:p text:style-name="P1">Certifies that this is the approved version of the following thesis (or report):<text:tab/>2</text:p>
          <text:p text:style-name="P1">&lt;Title of thesis or report,<text:line-break/>double-spaced, and centered&gt;<text:tab/>2</text:p>
          <text:p text:style-name="P1">APPROVED BY<text:tab/>2</text:p>
          <text:p text:style-name="P1">SUPERVISING COMMITTEE:<text:tab/>2</text:p>
          <text:p text:style-name="P1">&lt;Title of thesis or report, double-spaced,<text:line-break/>and centered&gt;<text:tab/>3</text:p>
          <text:p text:style-name="P14">by<text:tab/>3</text:p>
          <text:p text:style-name="P1">&lt;Student's official name, previous degree(s) abbr.&gt;<text:tab/>3</text:p>
          <text:p text:style-name="P1">&lt;Thesis or Report&gt;<text:tab/>3</text:p>
          <text:p text:style-name="P1">&lt;Name of degree as in graduate catalog, do not abbreviate&gt;<text:tab/>3</text:p>
          <text:p text:style-name="P1">The University of Texas at Austin<text:tab/>3</text:p>
          <text:p text:style-name="P1">&lt;Month year&gt;<text:tab/>3</text:p>
          <text:p text:style-name="P14"><text:s/>Dedication<text:tab/>4</text:p>
          <text:p text:style-name="P14">Acknowledgements<text:tab/>5</text:p>
          <text:p text:style-name="P14">Abstract<text:tab/>6</text:p>
          <text:p text:style-name="P1">&lt;Title of thesis or report, double-spaced,<text:line-break/>and centered&gt;<text:tab/>6</text:p>
          <text:p text:style-name="P14">Table of Contents<text:tab/>7</text:p>
          <text:p text:style-name="P14">List of Tables<text:tab/>8</text:p>
          <text:p text:style-name="P14">List of Figures<text:tab/>9</text:p>
          <text:p text:style-name="P14"><text:soft-page-break/>List of Illustrations<text:tab/>10</text:p>
        </text:index-body>
      </text:table-of-content>
      <text:p text:style-name="Contents_20_9"><text:span text:style-name="T4"/></text:p>
      <text:p text:style-name="Standard"/>
      <text:p text:style-name="Standard"/>
      <text:p text:style-name="P7"/>
      <text:p text:style-name="Contents_20_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punctuation-wrap="hanging" style:writing-mode="lr-tb"/>
      <style:text-properties style:use-window-font-color="true" style:font-name="Times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_20_3" style:next-style-name="Text_20_body" style:default-outline-level="1" style:class="text">
      <style:paragraph-properties fo:margin-top="0.1665in" fo:margin-bottom="0.1665in" fo:text-align="center" style:justify-single-word="false"/>
      <style:text-properties fo:font-variant="normal" fo:text-transform="none" fo:font-size="14pt" style:font-size-asian="14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083in" fo:margin-bottom="0.0417in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Heading_20_3" style:next-style-name="Text_20_body" style:default-outline-level="2" style:class="text">
      <style:paragraph-properties fo:margin-top="0.1665in" fo:margin-bottom="0.1665in" fo:text-align="center" style:justify-single-word="false"/>
      <style:text-properties fo:font-variant="normal" fo:text-transform="none" fo:font-size="14pt" style:font-size-asian="14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variant="normal" fo:text-transform="none"/>
    </style:style>
    <style:style style:name="Heading_20_5" style:display-name="Heading 5" style:family="paragraph" style:parent-style-name="Heading_20_3" style:next-style-name="Text_20_body" style:default-outline-level="5" style:class="text">
      <style:text-properties fo:font-variant="normal" fo:text-transform="none" fo:font-style="italic" style:font-style-asian="italic"/>
    </style:style>
    <style:style style:name="Heading_20_7" style:display-name="Heading 7" style:family="paragraph" style:parent-style-name="Heading_20_3" style:next-style-name="Text_20_body" style:default-outline-level="7" style:class="text">
      <style:paragraph-properties fo:margin-left="0.8752in" fo:margin-right="0in" fo:margin-top="0.2083in" fo:margin-bottom="0.1665in" fo:text-indent="-0.8752in" style:auto-text-indent="false" fo:keep-with-next="auto">
        <style:tab-stops>
          <style:tab-stop style:position="0.8752in"/>
        </style:tab-stops>
      </style:paragraph-properties>
      <style:text-properties fo:font-variant="normal" fo:text-transform="none" fo:font-weight="normal" style:font-weight-asian="normal"/>
    </style:style>
    <style:style style:name="Heading_20_8" style:display-name="Heading 8" style:family="paragraph" style:parent-style-name="Heading_20_7" style:next-style-name="Text_20_body" style:default-outline-level="8" style:class="text"/>
    <style:style style:name="Heading_20_9" style:display-name="Heading 9" style:family="paragraph" style:parent-style-name="Heading_20_7" style:next-style-name="Text_20_body" style:default-outline-level="9" style:class="text">
      <style:paragraph-properties fo:margin-left="1.1252in" fo:margin-right="0in" fo:text-indent="-1.1252in" style:auto-text-indent="false">
        <style:tab-stops>
          <style:tab-stop style:position="1.1252in"/>
        </style:tab-stops>
      </style:paragraph-properties>
    </style:style>
    <style:style style:name="text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8" style:display-name="Contents 8" style:family="paragraph" style:parent-style-name="Contents_20_7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3" style:class="index">
      <style:paragraph-properties fo:margin-left="0.8752in" fo:margin-right="0in" fo:margin-top="0in" fo:margin-bottom="0in" style:line-height-at-least="0.3335in" fo:text-indent="-0.8752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75in" fo:margin-right="0.25in" fo:margin-top="0.0835in" fo:margin-bottom="0in" fo:text-indent="-0.3752in" style:auto-text-indent="false">
        <style:tab-stops>
          <style:tab-stop style:position="5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3" style:class="index">
      <style:paragraph-properties fo:margin-left="1.5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class="index">
      <style:paragraph-properties fo:margin-left="1.125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Contents_20_3" style:class="index">
      <style:paragraph-properties fo:margin-left="0.3752in" fo:margin-right="0in" fo:margin-top="0.1665in" fo:margin-bottom="0in" fo:text-indent="0in" style:auto-text-indent="false" fo:keep-with-next="always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Contents_20_3" style:class="index">
      <style:paragraph-properties fo:margin-left="0.3752in" fo:margin-right="0in" fo:margin-top="0.1665in" fo:margin-bottom="0in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variant="small-caps" fo:font-weight="bold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_20_text" style:display-name="footnote text" style:family="paragraph" style:parent-style-name="Standard"/>
    <style:style style:name="Contents_20_9" style:display-name="Contents 9" style:family="paragraph" style:parent-style-name="Contents_20_8" style:class="index">
      <style:paragraph-properties fo:margin-left="1.1252in" fo:margin-right="0in" fo:text-indent="-1.1252in" style:auto-text-indent="false">
        <style:tab-stops>
          <style:tab-stop style:position="1.1252in"/>
        </style:tab-stops>
      </style:paragraph-properties>
    </style:style>
    <style:style style:name="reference" style:family="paragraph" style:parent-style-name="Standard"/>
    <style:style style:name="heading_20_fm2" style:display-name="heading fm2" style:family="paragraph" style:parent-style-name="Heading_20_2"/>
    <style:style style:name="text_20_centered" style:display-name="text centered" style:family="paragraph"/>
    <style:style style:name="text_20_no_20_indent" style:display-name="text no indent" style:family="paragraph" style:parent-style-name="text"/>
    <style:style style:name="text_20_single_20_spaced" style:display-name="text single spaced" style:family="paragraph" style:parent-style-name="text_20_no_20_indent"/>
    <style:style style:name="text_20_quote" style:display-name="text quote" style:family="paragraph" style:parent-style-name="text_20_single_20_spaced"/>
    <style:style style:name="hidden_20_text" style:display-name="hidden text" style:family="paragraph"/>
    <style:style style:name="text_20_hanging_20_indent" style:display-name="text hanging indent" style:family="paragraph" style:parent-style-name="text"/>
    <style:style style:name="left_20_margin_20_graphic" style:display-name="left margin graphic" style:family="paragraph" style:parent-style-name="Standard"/>
    <style:style style:name="text_20_indent" style:display-name="text indent" style:family="paragraph" style:parent-style-name="text"/>
    <style:style style:name="heading_20_fm1" style:display-name="heading fm1" style:family="paragraph" style:parent-style-name="Heading_20_1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reference" style:display-name="footnote reference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Converted1">
      <style:paragraph-properties style:page-number="auto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 style:master-page-name="Converted4">
      <style:paragraph-properties style:page-number="auto"/>
    </style:style>
    <style:style style:name="MP4" style:family="paragraph" style:parent-style-name="Footer">
      <style:paragraph-properties fo:text-align="center" style:justify-single-word="false" fo:padding="0in" fo:border="none"/>
    </style:style>
    <style:style style:name="MP5" style:family="paragraph" style:parent-style-name="Footer" style:master-page-name="Converted8">
      <style:paragraph-properties style:page-number="auto"/>
    </style:style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center" style:horizontal-rel="page-content" fo:padding="0in" fo:border="none"/>
    </style:style>
    <style:page-layout style:name="Mpm1">
      <style:page-layout-properties fo:page-width="8.5in" fo:page-height="11in" style:num-format="1" style:print-orientation="portrait" fo:margin-top="1.25in" fo:margin-bottom="1.2in" fo:margin-left="1.25in" fo:margin-right="1.25in" style:writing-mode="lr-tb" style:layout-grid-color="#c0c0c0" style:layout-grid-lines="21717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MP1"><draw:frame draw:style-name="Mfr1" draw:name="Frame1" text:anchor-type="paragraph" svg:y="0.0008in" fo:min-width="0.0161in" draw:z-index="12"><draw:text-box fo:min-height="0in"><text:p text:style-name="MP2"><text:page-number text:select-page="current">16</text:page-number></text:p></draw:text-box></draw:frame></text:p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1">
      <style:footer>
        <text:p text:style-name="MP3"><draw:frame draw:style-name="Mfr1" draw:name="Frame2" text:anchor-type="paragraph" svg:y="0.0008in" svg:width="0.6173in" svg:height="0.1618in" draw:z-index="2"><draw:text-box><text:p text:style-name="MP4"><text:page-number text:select-page="current">16</text:page-number></text:p></draw:text-box></draw:frame></text:p>
      </style:footer>
    </style:master-page>
    <style:master-page style:name="Converted4" style:page-layout-name="Mpm2"/>
    <style:master-page style:name="Converted5" style:page-layout-name="Mpm3"/>
    <style:master-page style:name="Converted6" style:page-layout-name="Mpm3"/>
    <style:master-page style:name="Converted7" style:page-layout-name="Mpm1">
      <style:footer>
        <text:p text:style-name="MP5"><draw:frame draw:style-name="Mfr1" draw:name="Frame3" text:anchor-type="paragraph" svg:y="0.0008in" svg:width="0.6173in" svg:height="0.1618in" draw:z-index="10"><draw:text-box><text:p text:style-name="MP4"><text:page-number text:select-page="current">16</text:page-number></text:p></draw:text-box></draw:frame></text:p>
      </style:footer>
    </style:master-page>
    <style:master-page style:name="Converted8" style:page-layout-name="Mpm2"/>
    <style:master-page style:name="Converted9" style:page-layout-name="Mpm3"/>
    <style:master-page style:name="Converted1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ront Matter Template</dc:title>
    <dc:subject>Master Thesis or Report</dc:subject>
    <meta:keyword>copyright</meta:keyword>
    <meta:keyword>title</meta:keyword>
    <meta:keyword>signature</meta:keyword>
    <meta:keyword>abstract</meta:keyword>
    <meta:keyword>dedication</meta:keyword>
    <meta:keyword>acknowledgements</meta:keyword>
    <meta:keyword>TOC</meta:keyword>
    <meta:keyword>tables</meta:keyword>
    <meta:keyword>figures</meta:keyword>
    <meta:keyword>illustrations</meta:keyword>
    <meta:editing-cycles>2</meta:editing-cycles>
    <meta:creation-date>2012-04-15T02:34:23</meta:creation-date>
    <meta:editing-duration>PT00H00M15S</meta:editing-duration>
    <meta:generator>OpenOffice.org/3.2$Linux OpenOffice.org_project/320m19$Build-9505</meta:generator>
    <meta:initial-creator>nucapp </meta:initial-creator>
    <meta:document-statistic meta:table-count="1" meta:image-count="0" meta:object-count="0" meta:page-count="16" meta:paragraph-count="124" meta:word-count="821" meta:character-count="4896"/>
    <dc:date>2012-04-15T02:34:37</dc:date>
    <dc:creator>nucapp </dc:creator>
  </office:meta>
</office:document-meta>
</file>